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indent="0.5in" style:auto-text-indent="false"/>
    </style:style>
    <style:style style:name="P4" style:family="paragraph" style:parent-style-name="Standard" style:master-page-name="Standard">
      <style:paragraph-properties style:page-number="auto"/>
      <style:text-properties style:font-name="Times New Roman" fo:font-size="18pt" fo:font-weight="bold" style:font-size-asian="18pt" style:font-weight-asian="bold" style:font-size-complex="18pt" style:font-weight-complex="bold"/>
    </style:style>
    <style:style style:name="P5" style:family="paragraph" style:parent-style-name="Standard">
      <style:text-properties style:font-name="Times New Roman"/>
    </style:style>
    <style:style style:name="P6" style:family="paragraph" style:parent-style-name="Standard">
      <style:paragraph-properties fo:line-height="150%"/>
      <style:text-properties style:font-name="Times New Roman"/>
    </style:style>
    <style:style style:name="P7" style:family="paragraph" style:parent-style-name="Standard">
      <style:paragraph-properties fo:line-height="150%"/>
      <style:text-properties style:font-name="Times New Roman" fo:font-size="16pt" fo:font-weight="bold" style:font-size-asian="16pt" style:font-weight-asian="bold" style:font-size-complex="16pt" style:font-weight-complex="bold"/>
    </style:style>
    <style:style style:name="P8" style:family="paragraph" style:parent-style-name="Standard">
      <style:paragraph-properties fo:margin-left="0in" fo:margin-right="0in" fo:line-height="150%" fo:text-indent="0.5in" style:auto-text-indent="false"/>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font-name-complex="Times New Roman1" style:font-style-complex="italic"/>
    </style:style>
    <style:style style:name="T3" style:family="text">
      <style:text-properties style:text-position="super 58%"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earch Statement</text:p>
      <text:p text:style-name="P5">Jacob M Anderson</text:p>
      <text:p text:style-name="Standard"/>
      <text:p text:style-name="P2"><text:span text:style-name="T1"><text:tab/>Discovery, innovation and understanding move science forward. <text:s/>I am currently engaged in</text:span> <text:span text:style-name="T1">exploration of the energy frontier using the LHC. <text:s/>Much can still be done through upgraded detectors, higher luminosity, and improved analysis techniques to exploit the full potential of this discovery machine. <text:s/>Maximizing the scientific output of the LHC, while at the same time planning for future discovery experiments, must be paramount.</text:span></text:p>
      <text:p text:style-name="P2"><text:span text:style-name="T1"><text:tab/>The discovery of a new boson near 125 GeV/c</text:span><text:span text:style-name="T3">2</text:span><text:span text:style-name="T1"> was a great achievement for CMS and ATLAS. <text:s/>I was a key contributor to the search for the Higgs boson at heavy masses above twice the W mass, where it preferentially decays to a pair of W bosons. <text:s/>I worked on decays where one of the W bosons decays to hadrons. <text:s/>This decay channel has a larger event rate compared to the all-leptonic decays, but it also has larger backgrounds. <text:s/>Using multivariate discrimination techniques, we were able to set very stringent bounds on the production of a Higgs boson above 160 GeV/c</text:span><text:span text:style-name="T3">2</text:span><text:span text:style-name="T1">. <text:s/>Setting these high mass bounds was essential to the lower mass Higgs searches by decreasing the look-elsewhere-effect thereby boosting the significance of the low mass excess. <text:s/></text:span></text:p>
      <text:p text:style-name="P6"><text:tab/>Although the Higgs discovery has been a high point of the LHC scientific program, it is only the beginning of many potential scientific discoveries made possible by the new energy regime of the LHC. <text:s/>So far, no specific extension to the standard model has gained significant experimental traction, but increasing energy and integrated luminosity are opening new corners of phase space. <text:s/></text:p>
      <text:p text:style-name="P6"><text:tab/>Much remains to be learned about electroweak symmetry breaking. <text:s/>I have been searching for anomalous gauge couplings in CMS, which would indicate contributions from particles or couplings beyond the standard model. <text:s/>As part of this search, I have leveraged my expertise of statistical analysis, initiated on BaBar, to become a leader in developing the statistical framework for understanding the data from LHC experiments and for placing limits on physics beyond the standard model. <text:s/>In ATLAS, I propose to continue this leadership in searching for anomalous gauge couplings among electroweak bosons and in understanding if the newly discovered Higgs boson will fully unitarize the WW scattering cross-section.</text:p>
      <text:p text:style-name="P6"><text:tab/>The LHC is one of our best current tools for discovery and will likely dominate high energy physics for the next decade or more. <text:s/>Enabling the LHC program to reach its fullest potential must be a priority. <text:s/>This program includes efficiently collecting and analyzing the near term data and preparing to upgrade the detectors to accept the ever increasing data delivered by the LHC machine. <text:s/></text:p>
      <text:p text:style-name="P6"><text:soft-page-break/><text:tab/>One of the major challenges at the LHC will be triggering the detector to readout on electroweak boson decay events. <text:s/>These decays will be increasingly difficult to cleanly identify as more minimum bias proton interactions are overlaid with them during each bunch crossing at the LHC. <text:s/>Calorimetry has always been a key input to the trigger and will remain even under the increasing event rate. <text:s/>However, we need new techniques, like using full detector granularity, and advanced algorithms, like those used to disentangle jet substructure, to reject contributions from the pileup interactions and to maintain Higgs and electroweak physics. <text:s/>I propose to lead efforts to improve the triggering capabilities of the ATLAS tile calorimeter at the highest LHC luminosities. <text:s/>I have led groups of undergraduates and graduate students within the CMS hadron calorimeter (Hcal) to simulate, understand and implement improvements to the detector hardware and reconstruction algorithms. <text:s/>Simulation will be key to understanding the best way to improve the tile calorimeter, and using my strengths in analysis and detector modeling, I plan to excite a strong team to pursue these simulations and synthesize them into specific hardware requirements and algorithm improvements.</text:p>
      <text:p text:style-name="P6"><text:tab/>Within the CMS Hcal, I am leading efforts to upgrade the photosensors to use silicon photo multipliers (SiPM's). <text:s/>These novel, compact sensors will allow the Hcal to improve its performance in the face of the increasing interaction rates at the LHC by lowering the overall noise in the calorimeter and improving our ability to isolate energy deposits within the calorimeter. <text:s/>CMS has been a driver in many developments in SiPM technology, and I spearheaded the effort to add SiPM sensors to the simulation of the Hcal. <text:s/>The simulation has proven invaluable for understanding the needs of the CMS Hcal and producing a specification using SiPM's with fast micro-pixel recovery times to meet the Hcal dynamic range requirements. <text:s/>This has allowed us to work with vendors to develop a device in a more timely fashion. <text:s/>In addition, this simulation has been critical for understanding test beam data and has given tremendous insight as we prepare the full calorimeter upgrade. <text:s/>SiPM sensors can also play an important role in building devices outside of high energy physics where they are also being introduced as a compact replacement for standard photo tubes in other imaging areas like positron emission tomography. <text:s/>I am enthusiastic about the possibility to further improve the performance of these devices for a wide array of applications. </text:p>
      <text:p text:style-name="P2"><text:span text:style-name="T1"><text:tab/>Experiments at the intensity frontier or future high energy facilities will also yield information beyond energy scales directly accessible at the LHC. <text:s/>Experiments on a longer time-scale such as ORKA, a neutrino-, Higgs- or super B-factory, or even a VLHC are needed to fully explore possible models predicting phenomena beyond the standard model. <text:s/>In these longer-term endeavors, I plan to </text:span><text:span text:style-name="T1">take on </text:span><text:soft-page-break/><text:span text:style-name="T1">important roles in detector development. <text:s/>SiPM sensors have already been called out as a key technology for enabling these new experiments, and other new technologies, like the large area picosecond photo detector, may also enable future experiments. <text:s/></text:span></text:p>
      <text:p text:style-name="P6"><text:tab/>I have successfully involved students in detector R&amp;D at Fermilab. <text:s/>At NIU, I plan to continue and improve collaborations in detector development and involve students and postdocs in this interesting and important research. <text:s/>Fermilab, with its test beam facilities, is conveniently located near NIU, and I plan to lead students and postdocs to actively participate in the opportunities there. <text:s/>Not only is test beam crucial for detector development, but it also provides excellent training for young experimental physicists, giving them opportunities to touch and understand all aspects of an experiment. <text:s/>Along this and other avenues, I will continue to push our abilities to build better detectors to more accurately measure natural phenomena.</text:p>
      <text:p text:style-name="P2"/>
      <text:p text:style-name="P7">Teaching Interests</text:p>
      <text:p text:style-name="P2"/>
      <text:p text:style-name="P8">I believe that physics is best learned by experiencing it and doing it. <text:s/>Students need an introduction to the basic principles and then sufficient practice and application to cement their understanding. <text:s/>I love demonstrations that serve to illustrate physics principles and focus a student's understanding that the laws of physics apply in the real world. <text:s/>They are also excellent opportunities to engage a class to predict the outcome of an experiment. <text:s/>In addition to in class demonstrations, students should also be given the opportunity to apply the principles they learned in a hands-on, laboratory-type setting and strengthen their analytic problem solving skills through the labs and problem sets.</text:p>
      <text:p text:style-name="P3"><text:span text:style-name="T1">Not all students have a particular interest or aptitude for physics. <text:s/>Nevertheless, it is still possible to engage these students and have them take away important lessons on techniques of proper scientific inquiry and acquire a better understanding of how physics seeks to model the world around us through mathematical relationships. <text:s/>I have been involved in physics classes for elementary education majors. <text:s/>Almost all expressed reservations at the beginning of the course, but soon their curiosity in the material grew. <text:s/>They found that they enjoyed the “discoveries” that they made each week in class and the new questions each discovery opened up. <text:s/>Additionally, I have visited physicians who, when they found out I was a physicist, commented on how they had “hated” their physics courses as undergraduates. <text:s/>However, each is very interested in pursuing a conversation about physics and in hearing about my research and other hot topics in physics research. <text:s/>For these physicians, physics </text:span><text:span text:style-name="T1">discoveries spark their curiosity and </text:span><text:soft-page-break/><text:span text:style-name="T1">hold their interest even though they hadn't had any particular academic interest as students. <text:s/>I strongly believe that physics has a key role to play in science literacy of students passing through the university and not just of physics majors. <text:s/>As a professor, I will strive to tickle the curiosity of all students and engage them in critical evaluation of scientific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style:font-name-asian="DejaVu LGC Sans"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style:font-name-asian="DejaVu LGC Sans" style:language-asian="zh" style:country-asian="CN" style:font-name-complex="Lucida Sans"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italic" style:font-style-asian="italic" style:font-name-complex="Times New Roman1"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span text:style-name="MT1">J. Anderson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Anderson</meta:initial-creator>
    <dc:creator>Jake Anderson</dc:creator>
    <meta:editing-cycles>3</meta:editing-cycles>
    <meta:print-date>2013-08-12T14:34:00</meta:print-date>
    <meta:creation-date>2013-08-13T02:37:00</meta:creation-date>
    <dc:date>2013-09-05T12:04:12</dc:date>
    <meta:editing-duration>PT1S</meta:editing-duration>
    <meta:generator>LibreOffice/4.0.5.2$Linux_X86_64 LibreOffice_project/5464147a081647a250913f19c0715bca595af2f</meta:generator>
    <meta:document-statistic meta:table-count="0" meta:image-count="0" meta:object-count="0" meta:page-count="4" meta:paragraph-count="15" meta:word-count="1380" meta:character-count="8850" meta:non-whitespace-character-count="7420"/>
    <meta:user-defined meta:name="AppVersion">14.0000</meta:user-defined>
    <meta:user-defined meta:name="Company">Fermi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